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anum Brush Script" svg:font-family="'Nanum Brush Scrip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3"/>
    <style:style style:name="P11" style:family="paragraph" style:parent-style-name="Standard" style:list-style-name="L14"/>
    <style:style style:name="P12" style:family="paragraph" style:parent-style-name="Standard" style:list-style-name="L15"/>
    <style:style style:name="P13" style:family="paragraph" style:parent-style-name="Standard" style:list-style-name="L16"/>
    <style:style style:name="P14" style:family="paragraph" style:parent-style-name="Standard" style:list-style-name="L17"/>
    <style:style style:name="P15" style:family="paragraph" style:parent-style-name="Standard" style:list-style-name="L18"/>
    <style:style style:name="P16" style:family="paragraph" style:parent-style-name="Standard" style:list-style-name="L19"/>
    <style:style style:name="P17" style:family="paragraph" style:parent-style-name="Standard" style:list-style-name="L20"/>
    <style:style style:name="P18" style:family="paragraph" style:parent-style-name="Standard" style:list-style-name="L21"/>
    <style:style style:name="P19" style:family="paragraph" style:parent-style-name="Standard" style:list-style-name="L22"/>
    <style:style style:name="P20" style:family="paragraph" style:parent-style-name="Standard" style:list-style-name="L24"/>
    <style:style style:name="P21" style:family="paragraph" style:parent-style-name="Standard" style:list-style-name="L25"/>
    <style:style style:name="P22" style:family="paragraph" style:parent-style-name="Standard" style:list-style-name="L26"/>
    <style:style style:name="P23" style:family="paragraph" style:parent-style-name="Standard" style:list-style-name="L27"/>
    <style:style style:name="P24" style:family="paragraph" style:parent-style-name="Standard" style:list-style-name="L28"/>
    <style:style style:name="P25" style:family="paragraph" style:parent-style-name="Standard" style:list-style-name="L4">
      <style:paragraph-properties fo:margin-left="1.4772in" fo:margin-right="0in" fo:text-indent="-0.25in" style:auto-text-indent="false"/>
    </style:style>
    <style:style style:name="P26" style:family="paragraph" style:parent-style-name="Standard" style:list-style-name="L18">
      <style:paragraph-properties fo:margin-left="1.4772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del Extension Definition (MED) Test Plan</text:h>
      <text:p text:style-name="Standard"/>
      <text:h text:style-name="Heading_20_2" text:outline-level="2">MED Registry View Tests</text:h>
      <text:list xml:id="list419040453" text:style-name="L1">
        <text:list-item>
          <text:p text:style-name="P2">Open view. <text:span text:style-name="T2">Window → Show View → Other → Teiid Designer → Model Extension Registry</text:span>.</text:p>
        </text:list-item>
      </text:list>
      <text:list xml:id="list1551100598" text:style-name="L4">
        <text:list-item>
          <text:p text:style-name="P4">Make sure view displays without any new errors being added to the <text:span text:style-name="T2">Error Log</text:span>.</text:p>
        </text:list-item>
        <text:list-item>
          <text:p text:style-name="P4">Make sure only one copy of the view can be opened.</text:p>
        </text:list-item>
        <text:list-item>
          <text:p text:style-name="P4">Make sure registry contains 3 built-in MEDs (<text:span text:style-name="T2">rest</text:span>, <text:span text:style-name="T2">salesforce</text:span>, <text:span text:style-name="T2">sourceFunction</text:span>).</text:p>
        </text:list-item>
        <text:list-item>
          <text:p text:style-name="P4">Make sure view tab tooltip display.</text:p>
        </text:list-item>
        <text:list-item>
          <text:p text:style-name="P4">Make sure all table header tooltips are displayed and makes sense for each column.</text:p>
        </text:list-item>
        <text:list-item>
          <text:p text:style-name="P4">Make sure columns are not moveable.</text:p>
        </text:list-item>
        <text:list-item>
          <text:p text:style-name="P4">Make sure all but the <text:span text:style-name="T2">Built-In</text:span> column is resizable.</text:p>
        </text:list-item>
        <text:list-item>
          <text:p text:style-name="P4">Make sure column data is not editable.</text:p>
        </text:list-item>
        <text:list-item>
          <text:p text:style-name="P4">Make sure only one row can be selected at a time.</text:p>
        </text:list-item>
        <text:list-item>
          <text:p text:style-name="P4">Make sure table context menu is displayed when right-clicking and that there are 3 items in it.</text:p>
        </text:list-item>
        <text:list-item>
          <text:p text:style-name="P4">Make sure there are 3 view toolbar buttons; each having a tooltip.</text:p>
        </text:list-item>
        <text:list-item>
          <text:p text:style-name="P4">Make sure the <text:span text:style-name="T2">Unregister MED</text:span> toolbar button and context menu item are disabled when a built-in MED is selected.</text:p>
        </text:list-item>
        <text:list-item>
          <text:p text:style-name="P4">Make sure there is a user-defined MED registered and then select it and run the <text:span text:style-name="T2">Unregister MED</text:span> toolbar button.</text:p>
          <text:list>
            <text:list-item>
              <text:p text:style-name="P25">Make sure a confirmation dialog is displayed.</text:p>
            </text:list-item>
            <text:list-item>
              <text:p text:style-name="P25">Make sure canceling the delete does not remove the MED from the registry.</text:p>
            </text:list-item>
            <text:list-item>
              <text:p text:style-name="P25">Make sure after confirming the delete that the MED is removed from the registry. </text:p>
            </text:list-item>
          </text:list>
        </text:list-item>
        <text:list-item>
          <text:p text:style-name="P4">Make sure the <text:span text:style-name="T2">Register MED</text:span> toolbar button and context menu item are always enabled.</text:p>
        </text:list-item>
        <text:list-item>
          <text:p text:style-name="P4">Run the <text:span text:style-name="T2">Registry MED</text:span> toolbar button.</text:p>
          <text:list>
            <text:list-item>
              <text:p text:style-name="P25">Make sure the <text:span text:style-name="T2">OK</text:span> button is only enabled when an <text:span text:style-name="T2">*.mxd</text:span> file is selected.</text:p>
            </text:list-item>
            <text:list-item>
              <text:p text:style-name="P25">When adding an <text:span text:style-name="T2">*.mxd</text:span> file that has errors, make sure the MED is not added to the registry and a dialog is displayed saying the MED was not added since it has errors.</text:p>
            </text:list-item>
            <text:list-item>
              <text:p text:style-name="P25">After adding a new <text:span text:style-name="T2">*.mxd</text:span> file to the registry, make sure the registry shows the new MED and the MED properties are correct.</text:p>
            </text:list-item>
            <text:list-item>
              <text:p text:style-name="P25">When re-adding a MED that has not changed since being added to the registry, make sure the MED is not updated in the registry and a dialog is displayed saying the MED was not added since an identical one is already listed.</text:p>
            </text:list-item>
            <text:list-item>
              <text:p text:style-name="P25">Make sure a workspace <text:span text:style-name="T2">*.mxd</text:span> file with a namespace prefix that already exists in the registry, cannot be added and a dialog is displayed to the user.</text:p>
            </text:list-item>
            <text:list-item>
              <text:p text:style-name="P25">Make sure an unregistered MED with a unique namespace prefix, but with a namespace URI equal to one already registered, cannot be added. Make sure a dialog is displayed informing the user.</text:p>
            </text:list-item>
          </text:list>
        </text:list-item>
        <text:list-item>
          <text:p text:style-name="P4">Make sure the <text:span text:style-name="T2">Register MED</text:span> context menu item works exactly like the <text:span text:style-name="T2">Register MED</text:span> toolbar button.</text:p>
        </text:list-item>
        <text:list-item>
          <text:p text:style-name="P4">Make sure hitting <text:span text:style-name="T2">Cancel</text:span> during the <text:span text:style-name="T2">Registry MED</text:span> wizard does not add an <text:span text:style-name="T2">*.mxd</text:span> that has no errors to the registry.</text:p>
        </text:list-item>
        <text:list-item>
          <text:p text:style-name="P4">Make sure the <text:span text:style-name="T2">Copy MED</text:span> toolbar button and context menu item is enabled as long as <text:soft-page-break/>there is a selection. Note: when the view is first open, nothing will be selected.</text:p>
        </text:list-item>
        <text:list-item>
          <text:p text:style-name="P4">Run the <text:span text:style-name="T2">Copy MED</text:span> wizard using the toolbar button.</text:p>
          <text:list>
            <text:list-item>
              <text:p text:style-name="P25">Page 1. When choosing a target location, make sure the copied MED can only be copied into Designer model projects and folders. If you don't see a non-model project in the location dialog, create one using <text:span text:style-name="T2">File → New → Project → General → Project</text:span><text:span text:style-name="T5"> in order to test.</text:span></text:p>
            </text:list-item>
            <text:list-item>
              <text:p text:style-name="P25">Page 1. Make sure the workspace MED location cannot be edited unless using the file chooser dialog.</text:p>
            </text:list-item>
            <text:list-item>
              <text:p text:style-name="P25">Page 1. Make sure the <text:span text:style-name="T2">Open In Extension Editor</text:span> opens the <text:span text:style-name="T2">Model Extension Definition Editor</text:span> when checked and doesn't when not checked.</text:p>
            </text:list-item>
            <text:list-item>
              <text:p text:style-name="P25">Page 1. Make sure the wizard <text:span text:style-name="T2">Next</text:span> button does not enable unless a location and name has been filled in correctly.</text:p>
            </text:list-item>
            <text:list-item>
              <text:p text:style-name="P25">Make sure that after clicking <text:span text:style-name="T2">Finish</text:span> without going to page 2 of the wizard, the new MED's <text:s/>namespace prefix, namespace URI, model class, model types, version, and description equal their associated property in the source MED. You can verify this by looking at the values in the <text:span text:style-name="T2">MED Editor</text:span>.</text:p>
            </text:list-item>
            <text:list-item>
              <text:p text:style-name="P25">Page 2. Make sure the namespace prefix, namespace URI, model class, model types, version, and description match the source MED associated values. You can see these values in the registry view.</text:p>
            </text:list-item>
            <text:list-item>
              <text:p text:style-name="P25">Page 2. Make sure the model class, and version is <text:span text:style-name="T4">NOT</text:span> editable.</text:p>
            </text:list-item>
            <text:list-item>
              <text:p text:style-name="P25">Page 2. Make sure namespace prefix, namespace URI, model types, and description are editable.</text:p>
            </text:list-item>
            <text:list-item>
              <text:p text:style-name="P25">Page 2: Make sure if there are errors in the <text:span text:style-name="T2">Status</text:span> area that the <text:span text:style-name="T2">Finish</text:span> button is still enabled.</text:p>
            </text:list-item>
            <text:list-item>
              <text:p text:style-name="P25">Page: After clicking <text:span text:style-name="T2">Finish</text:span>, make sure the namespace prefix, namespace URI, model class, model types, version, and description match the values from the wizard. You can verify this by looking at the values in the <text:span text:style-name="T2">MED Editor</text:span>.</text:p>
            </text:list-item>
          </text:list>
        </text:list-item>
        <text:list-item>
          <text:p text:style-name="P4">Make sure the <text:span text:style-name="T2">Copy MED</text:span> context menu item works exactly as the <text:span text:style-name="T2">Copy MED</text:span> toolbar button action.</text:p>
        </text:list-item>
        <text:list-item>
          <text:p text:style-name="P4">Make sure hitting <text:span text:style-name="T2">Cancel</text:span> during the <text:span text:style-name="T2">Copy MED</text:span> wizard does not create a new file.</text:p>
        </text:list-item>
        <text:list-item>
          <text:p text:style-name="P4">Make sure the <text:span text:style-name="T2">Find References</text:span> view menu item is always disabled regardless of selection. This action is not implemented yet.</text:p>
        </text:list-item>
      </text:list>
      <text:list xml:id="list1948660040" text:continue-list="list419040453" text:style-name="L1">
        <text:list-item>
          <text:p text:style-name="P2">Close view.</text:p>
        </text:list-item>
      </text:list>
      <text:list xml:id="list890207520" text:style-name="L5">
        <text:list-item>
          <text:p text:style-name="P5">Make sure view closes and no new added error messages in <text:span text:style-name="T2">Error Log</text:span>.</text:p>
        </text:list-item>
      </text:list>
      <text:list xml:id="list176471573" text:continue-list="list1948660040" text:style-name="L1">
        <text:list-item>
          <text:p text:style-name="P2">Make changes to registry, close registry view, and reopen registry view.</text:p>
        </text:list-item>
      </text:list>
      <text:list xml:id="list1213431532" text:style-name="L8">
        <text:list-item>
          <text:p text:style-name="P7">Make sure view reflects the registry changes that were made.</text:p>
        </text:list-item>
      </text:list>
      <text:list xml:id="list603090594" text:continue-list="list176471573" text:style-name="L1">
        <text:list-item>
          <text:p text:style-name="P2">Make changes to registry, quit Eclipse, and then restart Eclipse.</text:p>
        </text:list-item>
      </text:list>
      <text:list xml:id="list737376081" text:style-name="L6">
        <text:list-item>
          <text:p text:style-name="P6">Make sure view reflects the registry changes that were made.</text:p>
        </text:list-item>
      </text:list>
      <text:h text:style-name="Heading_20_2" text:outline-level="2">New MED Wizard Tests (some functionality tested during Copy MED tests)</text:h>
      <text:list xml:id="list1853249737" text:style-name="L10">
        <text:list-item>
          <text:p text:style-name="P9">In <text:span text:style-name="T2">Model Explorer</text:span> select a model project, then <text:s/><text:span text:style-name="T2">File → New → Teiid Model Extension Defn.</text:span></text:p>
        </text:list-item>
      </text:list>
      <text:list xml:id="list1346603501" text:style-name="L13">
        <text:list-item>
          <text:p text:style-name="P10">Make sure the <text:span text:style-name="T2">Folder Location</text:span> is the selected project.</text:p>
        </text:list-item>
        <text:list-item>
          <text:p text:style-name="P10">Make sure the <text:span text:style-name="T2">Next</text:span> and <text:span text:style-name="T2">Finish</text:span> buttons are disabled.</text:p>
        </text:list-item>
        <text:list-item>
          <text:p text:style-name="P10">Make sure error message indicates that a file name must be entered.</text:p>
        </text:list-item>
        <text:list-item>
          <text:p text:style-name="P10">Make sure the <text:span text:style-name="T2">Next</text:span> and <text:span text:style-name="T2">Finish</text:span> buttons are disabled after entering a name of an existing <text:span text:style-name="T2">*.mxd</text:span> file in the same location.</text:p>
        </text:list-item>
        <text:list-item>
          <text:p text:style-name="P10">Make sure the <text:span text:style-name="T2">Next</text:span> and <text:span text:style-name="T2">Finish</text:span> buttons are enabled after entering a valid, new <text:span text:style-name="T2">*.mxd</text:span> file <text:soft-page-break/>name.</text:p>
        </text:list-item>
        <text:list-item>
          <text:p text:style-name="P10">After entering a valid MED file name, click <text:span text:style-name="T2">Next</text:span> and on Page 2 make sure the model class widget is enabled and the model class seletion can be changed.</text:p>
        </text:list-item>
        <text:list-item>
          <text:p text:style-name="P10">On Page 2, click <text:span text:style-name="T2">Finish</text:span> and make sure the file is created directly under the project.</text:p>
        </text:list-item>
      </text:list>
      <text:list xml:id="list341079208" text:continue-list="list1853249737" text:style-name="L10">
        <text:list-item>
          <text:p text:style-name="P9"><text:span text:style-name="T5">In </text:span><text:span text:style-name="T2">Model Explorer </text:span><text:span text:style-name="T5">select a folder under a model project, then <text:s/></text:span><text:span text:style-name="T2">File → New → Teiid Model Extension Defn.</text:span></text:p>
        </text:list-item>
      </text:list>
      <text:list xml:id="list1642392153" text:style-name="L9">
        <text:list-item>
          <text:p text:style-name="P8">Make sure the <text:span text:style-name="T2">Folder Location</text:span> is the selected folder under the project.</text:p>
        </text:list-item>
        <text:list-item>
          <text:p text:style-name="P8">After entering a valid MED file name, click <text:span text:style-name="T2">Finish</text:span> and make sure the file is created in the correct folder.</text:p>
        </text:list-item>
      </text:list>
      <text:h text:style-name="Heading_20_2" text:outline-level="2">Model Extension Definition Editor Tests</text:h>
      <text:list xml:id="list1083014537" text:style-name="L3">
        <text:list-item>
          <text:p text:style-name="P3">In <text:span text:style-name="T2">Model Explorer</text:span> select an <text:span text:style-name="T2">*.mxd</text:span> file, then <text:span text:style-name="T2">File → Open</text:span>.</text:p>
        </text:list-item>
      </text:list>
      <text:list xml:id="list273508699" text:style-name="L15">
        <text:list-item>
          <text:p text:style-name="P12">Make sure the correct MED file is opened in the <text:span text:style-name="T2">MED Editor</text:span>.</text:p>
        </text:list-item>
      </text:list>
      <text:list xml:id="list877354419" text:style-name="L16">
        <text:list-item>
          <text:p text:style-name="P13">In <text:span text:style-name="T2">Model Explorer</text:span> double-click an <text:span text:style-name="T2">*.mxd</text:span> file.</text:p>
        </text:list-item>
      </text:list>
      <text:list xml:id="list1963217629" text:style-name="L17">
        <text:list-item>
          <text:p text:style-name="P14">Make sure the correct MED file is opened in the <text:span text:style-name="T2">MED Editor</text:span>.</text:p>
        </text:list-item>
      </text:list>
      <text:list xml:id="list1204674703" text:continue-list="list877354419" text:style-name="L16">
        <text:list-item>
          <text:p text:style-name="P13">Create an empty MED using the <text:span text:style-name="T2">New MED Wizard</text:span>.</text:p>
        </text:list-item>
      </text:list>
      <text:list xml:id="list477226925" text:style-name="L18">
        <text:list-item>
          <text:p text:style-name="P15">Header Section: Make sure there are 3 errors identified in the editor header section: (1) namespace prefix error, (2) namespace URI error, and (3) metaclass error. The tooltip over the count reveals the details.</text:p>
        </text:list-item>
        <text:list-item>
          <text:p text:style-name="P15">Header Section: Make sure there are 2 toolbar buttons, both with tooltips.</text:p>
        </text:list-item>
        <text:list-item>
          <text:p text:style-name="P15">Header Section: Make sure the toolbar button that adds the editor's MED to the registry, runs the <text:span text:style-name="T2">Register MED</text:span> wizard previously tested.</text:p>
        </text:list-item>
        <text:list-item>
          <text:p text:style-name="P15">Header Section: Make sure the toolbar button that opens the <text:span text:style-name="T2">MED Registry View</text:span> works.</text:p>
        </text:list-item>
        <text:list-item>
          <text:p text:style-name="P15">Overview Tab: Make sure namespace prefix, namespace URI, description, extended model object section, extension properties are all empty.</text:p>
        </text:list-item>
        <text:list-item>
          <text:p text:style-name="P15">Overview Tab: Make sure the error marker by the namespace prefix and namespace URI have a tooltip describing the appropriate error.</text:p>
        </text:list-item>
        <text:list-item>
          <text:p text:style-name="P15">Overview Tab: Make sure <text:span text:style-name="T2">Relational</text:span> model class is selected.</text:p>
        </text:list-item>
        <text:list-item>
          <text:p text:style-name="P15">Overview Tab: Make sure all model classes are selected.</text:p>
        </text:list-item>
        <text:list-item>
          <text:p text:style-name="P15">Overview Tab: Make sure the <text:span text:style-name="T2">Version</text:span> is not editable.</text:p>
        </text:list-item>
        <text:list-item>
          <text:p text:style-name="P15">Overview Tab: Make sure any change to any of the fields causes the editor to show that it needs to be saved.</text:p>
        </text:list-item>
        <text:list-item>
          <text:p text:style-name="P15">Overview Tab: Make sure entering a valid namespace prefix or a valid namespace URI, causes the appropriate error marker to be removed, the header error count to decrease, and the appropriate error to be removed from the header tooltip that enumerates all the errors.</text:p>
        </text:list-item>
        <text:list-item>
          <text:p text:style-name="P15">Properties Tab: Make sure the error marker by the <text:span text:style-name="T2">Extended Model Objects</text:span> section has a tooltip describing the appropriate error.</text:p>
        </text:list-item>
        <text:list-item>
          <text:p text:style-name="P15">Properties Tab: Make sure the <text:span text:style-name="T2">Extended Model Objects</text:span> section has 3 toolbar buttons.</text:p>
        </text:list-item>
        <text:list-item>
          <text:p text:style-name="P15">Properties Tab: Make sure the <text:span text:style-name="T2">Add Extended Model Object</text:span> toolbar button is always enabled and has a descriptive tooltip.</text:p>
        </text:list-item>
        <text:list-item>
          <text:p text:style-name="P15">Properties Tab: When there are no extended model objects, make sure the <text:span text:style-name="T2">Edit Model Object</text:span> and <text:span text:style-name="T2">Remove Model Object</text:span> toolbar buttons are disabled.</text:p>
        </text:list-item>
        <text:list-item>
          <text:p text:style-name="P15">Properties Tab: Make sure the <text:span text:style-name="T2">Extension Properties</text:span> section has 3 toolbar buttons.</text:p>
        </text:list-item>
        <text:list-item>
          <text:p text:style-name="P15">Properties Tab: Make sure the <text:span text:style-name="T2">Add Extension Property</text:span> toolbar button is always enabled and has a descriptive tooltip.</text:p>
        </text:list-item>
        <text:list-item>
          <text:p text:style-name="P15">Properties Tab: When there are no extension properties, make sure the <text:span text:style-name="T2">Edit Extension </text:span><text:soft-page-break/><text:span text:style-name="T2">Property</text:span> and <text:span text:style-name="T2">Remove Extension Property </text:span>toolbar buttons are disabled.</text:p>
        </text:list-item>
        <text:list-item>
          <text:p text:style-name="P15">Source Tab: Make sure the data is not editable.</text:p>
        </text:list-item>
      </text:list>
      <text:list xml:id="list812189095" text:continue-list="list1204674703" text:style-name="L16">
        <text:list-item>
          <text:p text:style-name="P13">Add Extended Model Object.</text:p>
        </text:list-item>
      </text:list>
      <text:list xml:id="list1212308375" text:style-name="L19">
        <text:list-item>
          <text:p text:style-name="P16">Properties Tab: Run <text:span text:style-name="T2">Add Extended Model Object</text:span> toolbar button to display a model object chooser dialog.</text:p>
          <text:list>
            <text:list-item>
              <text:p text:style-name="P16">Make sure the <text:span text:style-name="T2">OK</text:span> button is disabled if there is not a selected model object in the tree.</text:p>
            </text:list-item>
            <text:list-item>
              <text:p text:style-name="P16">Make sure the <text:span text:style-name="T2">OK</text:span> button enables when a model object, not currently in the <text:span text:style-name="T2">Extended Model Objects </text:span>section, is selected.</text:p>
            </text:list-item>
            <text:list-item>
              <text:p text:style-name="P16">Make sure only one model object can be selected at a time.</text:p>
            </text:list-item>
            <text:list-item>
              <text:p text:style-name="P16">After selecting a model object and clicking <text:span text:style-name="T2">Cancel</text:span>, make sure the model object is not added to the <text:span text:style-name="T2">Extended Model Objects </text:span>section.</text:p>
            </text:list-item>
            <text:list-item>
              <text:p text:style-name="P16">After selecting a model object and clicking <text:span text:style-name="T2">OK</text:span>, make sure the correct model object is added to the <text:span text:style-name="T2">Extended Model Objects </text:span>section<text:span text:style-name="T5"> and results in the editor needing to be saved</text:span>.</text:p>
            </text:list-item>
            <text:list-item>
              <text:p text:style-name="P16">After adding a model object to the <text:span text:style-name="T2">Extended Model Objects</text:span> section, make sure you can not add the same model object again.</text:p>
            </text:list-item>
          </text:list>
        </text:list-item>
      </text:list>
      <text:list xml:id="list1376339023" text:continue-list="list812189095" text:style-name="L16">
        <text:list-item>
          <text:p text:style-name="P13">Remove Extended Model Object. (requires a few model objects to have already been added)</text:p>
        </text:list-item>
      </text:list>
      <text:list xml:id="list1223793542" text:style-name="L20">
        <text:list-item>
          <text:p text:style-name="P17">Properties Tab: Select one model object in the <text:span text:style-name="T2">Extended Model Objects</text:span> section, make sure the <text:span text:style-name="T2">Edit Model Object</text:span> and <text:span text:style-name="T2">Remove Model Object </text:span>toolbar buttons are enabled and have appropriate tooltips.</text:p>
        </text:list-item>
        <text:list-item>
          <text:p text:style-name="P17">Properties Tab: Make sure only one model ohject can be selected at a time in the <text:span text:style-name="T2">Extended Model Objects</text:span> section.</text:p>
        </text:list-item>
        <text:list-item>
          <text:p text:style-name="P17">Properties Tab: Select one model object in the <text:span text:style-name="T2">Extended Model Objects</text:span> section and run the <text:span text:style-name="T2">Remove Model Object</text:span> toolbar action.</text:p>
          <text:list>
            <text:list-item>
              <text:p text:style-name="P17">Make sure a confirmation dialog is displayed and the confirmation message identifies the selected model object being deleted.</text:p>
            </text:list-item>
            <text:list-item>
              <text:p text:style-name="P17">Make sure clicking <text:span text:style-name="T2">No</text:span> on the confirmation dialog does not remove the selected model object from the <text:span text:style-name="T2">Extended Model Objects</text:span> section.</text:p>
            </text:list-item>
            <text:list-item>
              <text:p text:style-name="P17">Make sure clicking <text:span text:style-name="T2">Yes</text:span> on the confirmation dialog does remove the selected model object from the <text:span text:style-name="T2">Extended Model Objects</text:span> section<text:span text:style-name="T5"> and results in the editor needing to be saved</text:span>.</text:p>
            </text:list-item>
          </text:list>
        </text:list-item>
      </text:list>
      <text:list xml:id="list1903877414" text:continue-list="list1376339023" text:style-name="L16">
        <text:list-item>
          <text:p text:style-name="P13">Edit Extended Model Object. (requires at least one model object to have already been added)</text:p>
        </text:list-item>
      </text:list>
      <text:list xml:id="list1126372516" text:style-name="L21">
        <text:list-item>
          <text:p text:style-name="P18">Properties Tab: Select one model object in the <text:span text:style-name="T2">Extended Model Objects</text:span> section and run the <text:span text:style-name="T2">Edit Model Object</text:span> toolbar action to display the edit dialog.</text:p>
          <text:list>
            <text:list-item>
              <text:p text:style-name="P18">Make sure if you select the same model object you are editing the <text:span text:style-name="T2">OK</text:span> button is disabled.</text:p>
            </text:list-item>
            <text:list-item>
              <text:p text:style-name="P18">Make sure if you select a different model object than the one you are editing, the <text:span text:style-name="T2">OK</text:span> button enables.</text:p>
            </text:list-item>
            <text:list-item>
              <text:p text:style-name="P18">Make sure after selecting a different model object and clicking the <text:span text:style-name="T2">OK</text:span> button, the new model object replaces the one being edited in the <text:span text:style-name="T2">Extended Model Objects</text:span> section<text:span text:style-name="T5"> and results in the editor needing to be saved</text:span>.</text:p>
            </text:list-item>
          </text:list>
        </text:list-item>
      </text:list>
      <text:list xml:id="list1281636488" text:continue-list="list1903877414" text:style-name="L16">
        <text:list-item>
          <text:p text:style-name="P13">Add Extension Property.</text:p>
        </text:list-item>
      </text:list>
      <text:list xml:id="list519460534" text:style-name="L25">
        <text:list-item>
          <text:p text:style-name="P21">Properties Tab: Run the <text:span text:style-name="T2">Add Property</text:span> toolbar action to display the add dialog.</text:p>
          <text:list>
            <text:list-item>
              <text:p text:style-name="P21">Make sure the <text:span text:style-name="T2">OK</text:span> button is not enabled initially.</text:p>
            </text:list-item>
            <text:list-item>
              <text:p text:style-name="P21">Make sure the <text:span text:style-name="T2">ID</text:span> field has an error marker and the dialog header an error indicating the <text:span text:style-name="T2">ID</text:span> cannot be empty.</text:p>
            </text:list-item>
            <text:list-item>
              <text:p text:style-name="P21"><text:soft-page-break/>Make sure entering an existing <text:span text:style-name="T2">ID</text:span> is not allowed.</text:p>
            </text:list-item>
            <text:list-item>
              <text:p text:style-name="P21">Make sure duplicate allowed values are not allowed.</text:p>
            </text:list-item>
            <text:list-item>
              <text:p text:style-name="P21">Make sure allowed values cannot be modified when type is boolean.</text:p>
            </text:list-item>
            <text:list-item>
              <text:p text:style-name="P21">Make sure allowed values are compatible with the type. For instance, an allowed value of <text:span text:style-name="T2">false</text:span> for an <text:span text:style-name="T2">integer</text:span> type is not valid.</text:p>
            </text:list-item>
            <text:list-item>
              <text:p text:style-name="P21">Make sure duplicate display name languages are not allowed.</text:p>
            </text:list-item>
            <text:list-item>
              <text:p text:style-name="P21">Make sure duplicate description languages are not allowed.</text:p>
            </text:list-item>
            <text:list-item>
              <text:p text:style-name="P21">Make sure the initial value is compatible with the type. </text:p>
            </text:list-item>
            <text:list-item>
              <text:p text:style-name="P21">After making changes and clicking the <text:span text:style-name="T2">Cancel</text:span> button, make sure property is not changed <text:span text:style-name="T2">Extension Properties</text:span> section.</text:p>
            </text:list-item>
            <text:list-item>
              <text:p text:style-name="P21">After making changes and clicking the <text:span text:style-name="T2">OK</text:span> button, make sure all changes are reflected in the <text:span text:style-name="T2">Extension Properties</text:span> section.</text:p>
            </text:list-item>
          </text:list>
        </text:list-item>
      </text:list>
      <text:list xml:id="list1523754096" text:continue-list="list1281636488" text:style-name="L16">
        <text:list-item>
          <text:p text:style-name="P13">Remove Extension Property. (requires a few properties to have already been added)</text:p>
        </text:list-item>
      </text:list>
      <text:list xml:id="list997606751" text:style-name="L22">
        <text:list-item>
          <text:p text:style-name="P19">Properties Tab: Select one property in the <text:span text:style-name="T2">Extension Properties</text:span> section, make sure the <text:span text:style-name="T2">Edit Property</text:span> and <text:span text:style-name="T2">Remove Property </text:span>toolbar buttons are enabled and have appropriate tooltips.</text:p>
        </text:list-item>
        <text:list-item>
          <text:p text:style-name="P19">Properties Tab: Make sure only one property can be selected at a time in the <text:span text:style-name="T2">Extension Properties</text:span> section.</text:p>
        </text:list-item>
        <text:list-item>
          <text:p text:style-name="P19">Properties Tab: Select one property in the <text:span text:style-name="T2">Extension Properties</text:span> section and run the <text:span text:style-name="T2">Remove Property</text:span> toolbar action.</text:p>
          <text:list>
            <text:list-item>
              <text:p text:style-name="P19">Make sure a confirmation dialog is displayed and the confirmation message identifies the selected property being deleted.</text:p>
            </text:list-item>
            <text:list-item>
              <text:p text:style-name="P19">Make sure clicking <text:span text:style-name="T2">No</text:span> on the confirmation dialog does not remove the selected property from the <text:span text:style-name="T2">Extension Properties</text:span><text:span text:style-name="T5"> section</text:span>.</text:p>
            </text:list-item>
            <text:list-item>
              <text:p text:style-name="P19">Make sure clicking <text:span text:style-name="T2">Yes</text:span> on the confirmation dialog does remove the selected property from the <text:span text:style-name="T2">Extension Properties</text:span><text:span text:style-name="T5"> section and results in the editor needing to be saved</text:span>.</text:p>
            </text:list-item>
          </text:list>
        </text:list-item>
      </text:list>
      <text:list xml:id="list1312880687" text:continue-list="list1523754096" text:style-name="L16">
        <text:list-item>
          <text:p text:style-name="P13">Edit Extension Property. (requires at least one property to have already been added)</text:p>
        </text:list-item>
      </text:list>
      <text:list xml:id="list1854948664" text:style-name="L24">
        <text:list-item>
          <text:p text:style-name="P20">Properties Tab: Select one property in the <text:span text:style-name="T2">Extension Properties</text:span> section and run the <text:span text:style-name="T2">Edit Property</text:span> toolbar action to display the edit dialog.</text:p>
          <text:list>
            <text:list-item>
              <text:p text:style-name="P20">Make sure if the property characteristics have not changed the <text:span text:style-name="T2">OK</text:span> button is disabled.</text:p>
            </text:list-item>
            <text:list-item>
              <text:p text:style-name="P20">Make sure the <text:span text:style-name="T2">OK</text:span> button enables when the property characteristics have been changed.</text:p>
            </text:list-item>
            <text:list-item>
              <text:p text:style-name="P20">After making changes and clicking the Cancel button, the property characteristics are not changed in the <text:span text:style-name="T2">Extension Properties</text:span> section.</text:p>
            </text:list-item>
            <text:list-item>
              <text:p text:style-name="P20">Make sure after changing the property characteristics and clicking the <text:span text:style-name="T2">OK</text:span> button, the new property values are shown in the <text:span text:style-name="T2">Extension Properties</text:span> section<text:span text:style-name="T5"> and results in the editor needing to be saved</text:span>.</text:p>
            </text:list-item>
          </text:list>
        </text:list-item>
      </text:list>
      <text:list xml:id="list511513174" text:continue-list="list1312880687" text:style-name="L16">
        <text:list-item>
          <text:p text:style-name="P13">TBD</text:p>
        </text:list-item>
      </text:list>
      <text:p text:style-name="Standard"/>
      <text:h text:style-name="Heading_20_2" text:outline-level="2">MED-Related Modeling Tasks Tests</text:h>
      <text:list xml:id="list338048518" text:style-name="L14">
        <text:list-item>
          <text:p text:style-name="P11">Add MED to model.</text:p>
        </text:list-item>
      </text:list>
      <text:list xml:id="list1148295236" text:style-name="L26">
        <text:list-item>
          <text:p text:style-name="P22">TBD</text:p>
        </text:list-item>
      </text:list>
      <text:list xml:id="list945156167" text:continue-list="list338048518" text:style-name="L14">
        <text:list-item>
          <text:p text:style-name="P11">Remove MED from model.</text:p>
        </text:list-item>
      </text:list>
      <text:list xml:id="list625619653" text:style-name="L27">
        <text:list-item>
          <text:p text:style-name="P23">TBD</text:p>
        </text:list-item>
      </text:list>
      <text:list xml:id="list623441600" text:continue-list="list945156167" text:style-name="L14">
        <text:list-item>
          <text:p text:style-name="P11">Edit model object extension properties.</text:p>
        </text:list-item>
      </text:list>
      <text:list xml:id="list1344126649" text:style-name="L28">
        <text:list-item>
          <text:p text:style-name="P24">TBD</text:p>
        </text:list-item>
      </text:list>
      <text:list xml:id="list930537177" text:continue-list="list623441600" text:style-name="L14">
        <text:list-item>
          <text:p text:style-name="P11"><text:soft-page-break/>TB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anum Brush Script" svg:font-family="'Nanum Brush Scrip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lorian</meta:initial-creator>
    <meta:creation-date>2012-01-18T11:09:26</meta:creation-date>
    <dc:date>2012-01-20T09:25:04</dc:date>
    <dc:creator>Daniel Florian</dc:creator>
    <meta:editing-duration>P1DT22H18S</meta:editing-duration>
    <meta:editing-cycles>45</meta:editing-cycles>
    <meta:generator>OpenOffice.org/3.3$Unix OpenOffice.org_project/330m20$Build-9567</meta:generator>
    <meta:document-statistic meta:table-count="0" meta:image-count="0" meta:object-count="0" meta:page-count="6" meta:paragraph-count="142" meta:word-count="2437" meta:character-count="13700"/>
  </office:meta>
</office:document-meta>
</file>